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Monospac821 BT" svg:font-family="'Monospac821 BT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font-size="20pt" officeooo:rsid="000aa8cd" officeooo:paragraph-rsid="000aa8cd" style:font-size-asian="17.5pt" style:font-size-complex="20pt"/>
    </style:style>
    <style:style style:name="P2" style:family="paragraph" style:parent-style-name="Standard">
      <style:text-properties officeooo:rsid="000a584c" officeooo:paragraph-rsid="000a584c"/>
    </style:style>
    <style:style style:name="P3" style:family="paragraph" style:parent-style-name="Text_20_body">
      <style:text-properties officeooo:rsid="000aa8cd" officeooo:paragraph-rsid="000aa8cd"/>
    </style:style>
    <style:style style:name="P4" style:family="paragraph" style:parent-style-name="Text_20_body">
      <style:text-properties officeooo:rsid="000c7729" officeooo:paragraph-rsid="000c7729"/>
    </style:style>
    <style:style style:name="P5" style:family="paragraph" style:parent-style-name="Text_20_body">
      <style:text-properties fo:font-style="italic" officeooo:rsid="000cf250" officeooo:paragraph-rsid="000cf250" style:font-style-asian="italic" style:font-style-complex="italic"/>
    </style:style>
    <style:style style:name="P6" style:family="paragraph" style:parent-style-name="Text_20_body">
      <style:text-properties officeooo:rsid="000fbbd2" officeooo:paragraph-rsid="000fbbd2"/>
    </style:style>
    <style:style style:name="P7" style:family="paragraph" style:parent-style-name="Text_20_body">
      <style:text-properties officeooo:rsid="00140dec" officeooo:paragraph-rsid="00140dec"/>
    </style:style>
    <style:style style:name="P8" style:family="paragraph" style:parent-style-name="Text_20_body">
      <style:text-properties officeooo:rsid="00166b78" officeooo:paragraph-rsid="00166b78"/>
    </style:style>
    <style:style style:name="P9" style:family="paragraph" style:parent-style-name="Table_20_Contents">
      <style:paragraph-properties fo:text-align="center" style:justify-single-word="false"/>
      <style:text-properties officeooo:rsid="000aa8cd" officeooo:paragraph-rsid="000aa8cd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break-before="page"/>
      <style:text-properties officeooo:rsid="0010ca50" officeooo:paragraph-rsid="0010ca50"/>
    </style:style>
    <style:style style:name="P12" style:family="paragraph" style:parent-style-name="Text_20_body" style:list-style-name="L1">
      <style:text-properties officeooo:paragraph-rsid="000aa8cd"/>
    </style:style>
    <style:style style:name="P13" style:family="paragraph" style:parent-style-name="Text_20_body" style:list-style-name="L1">
      <style:text-properties officeooo:rsid="000aa8cd" officeooo:paragraph-rsid="000aa8cd"/>
    </style:style>
    <style:style style:name="P14" style:family="paragraph" style:parent-style-name="Text_20_body" style:list-style-name="L2">
      <style:text-properties officeooo:rsid="000aa8cd" officeooo:paragraph-rsid="000aa8cd"/>
    </style:style>
    <style:style style:name="P15" style:family="paragraph" style:parent-style-name="Text_20_body" style:list-style-name="L2">
      <style:text-properties officeooo:paragraph-rsid="000aa8cd"/>
    </style:style>
    <style:style style:name="P16" style:family="paragraph" style:parent-style-name="Text_20_body" style:list-style-name="L2">
      <style:text-properties officeooo:rsid="000cf250" officeooo:paragraph-rsid="000cf250"/>
    </style:style>
    <style:style style:name="P17" style:family="paragraph" style:parent-style-name="Text_20_body" style:list-style-name="L3">
      <style:text-properties officeooo:rsid="000fbbd2" officeooo:paragraph-rsid="000fbbd2"/>
    </style:style>
    <style:style style:name="P18" style:family="paragraph" style:parent-style-name="Text_20_body" style:list-style-name="L3">
      <style:text-properties officeooo:rsid="00126245" officeooo:paragraph-rsid="00126245"/>
    </style:style>
    <style:style style:name="P19" style:family="paragraph" style:parent-style-name="Text_20_body" style:list-style-name="L4">
      <style:text-properties officeooo:rsid="00140dec" officeooo:paragraph-rsid="00140dec"/>
    </style:style>
    <style:style style:name="P20" style:family="paragraph" style:parent-style-name="Text_20_body" style:list-style-name="L5">
      <style:text-properties officeooo:rsid="00166b78" officeooo:paragraph-rsid="00166b78"/>
    </style:style>
    <style:style style:name="P21" style:family="paragraph" style:parent-style-name="Text_20_body" style:list-style-name="L3">
      <style:text-properties fo:color="#2a6099" loext:opacity="100%" style:font-name="Monospac821 BT" officeooo:rsid="001795d6" officeooo:paragraph-rsid="001795d6"/>
    </style:style>
    <style:style style:name="P22" style:family="paragraph" style:parent-style-name="Text_20_body" style:list-style-name="L3">
      <style:text-properties fo:color="#2a6099" loext:opacity="100%" style:font-name="Monospac821 BT" officeooo:rsid="0018a3cc" officeooo:paragraph-rsid="0018a3cc"/>
    </style:style>
    <style:style style:name="P23" style:family="paragraph" style:parent-style-name="Text_20_body">
      <style:text-properties fo:color="#2a6099" loext:opacity="100%" style:font-name="Monospac821 BT" officeooo:rsid="0018a3cc" officeooo:paragraph-rsid="0018a3cc"/>
    </style:style>
    <style:style style:name="P24" style:family="paragraph" style:parent-style-name="Text_20_body" style:list-style-name="L4">
      <style:text-properties fo:color="#2a6099" loext:opacity="100%" style:font-name="Monospac821 BT" officeooo:rsid="001a33a5" officeooo:paragraph-rsid="001a33a5"/>
    </style:style>
    <style:style style:name="P25" style:family="paragraph" style:parent-style-name="Text_20_body">
      <style:text-properties fo:color="#2a6099" loext:opacity="100%" style:font-name="Monospac821 BT" officeooo:rsid="001a33a5" officeooo:paragraph-rsid="001a33a5"/>
    </style:style>
    <style:style style:name="P26" style:family="paragraph" style:parent-style-name="Text_20_body" style:list-style-name="L4">
      <style:text-properties fo:color="#2a6099" loext:opacity="100%" officeooo:rsid="00140dec" officeooo:paragraph-rsid="00140dec"/>
    </style:style>
    <style:style style:name="P27" style:family="paragraph" style:parent-style-name="Text_20_body">
      <style:paragraph-properties fo:margin-left="0.741cm" fo:margin-right="0cm" fo:text-indent="0cm" style:auto-text-indent="false"/>
      <style:text-properties officeooo:rsid="00140dec" officeooo:paragraph-rsid="00140dec"/>
    </style:style>
    <style:style style:name="P28" style:family="paragraph" style:list-style-name="L3"/>
    <style:style style:name="T1" style:family="text">
      <style:text-properties officeooo:rsid="000aa8cd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0aa8cd"/>
    </style:style>
    <style:style style:name="T4" style:family="text">
      <style:text-properties style:font-name="Liberation Mono" officeooo:rsid="000e07a9"/>
    </style:style>
    <style:style style:name="T5" style:family="text">
      <style:text-properties style:font-name="Liberation Mono" fo:font-size="10pt" fo:font-weight="normal" officeooo:rsid="001250f5" style:font-size-asian="10pt" style:font-weight-asian="normal" style:font-size-complex="10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3504a" style:font-style-asian="italic" style:font-style-complex="italic"/>
    </style:style>
    <style:style style:name="T8" style:family="text">
      <style:text-properties officeooo:rsid="000e07a9"/>
    </style:style>
    <style:style style:name="T9" style:family="text">
      <style:text-properties officeooo:rsid="0010ca50"/>
    </style:style>
    <style:style style:name="T10" style:family="text">
      <style:text-properties officeooo:rsid="0011c54e"/>
    </style:style>
    <style:style style:name="T11" style:family="text">
      <style:text-properties officeooo:rsid="001250f5"/>
    </style:style>
    <style:style style:name="T12" style:family="text">
      <style:text-properties fo:font-size="10pt" fo:font-weight="normal" officeooo:rsid="001250f5" style:font-size-asian="10pt" style:font-weight-asian="normal" style:font-size-complex="10pt" style:font-weight-complex="normal"/>
    </style:style>
    <style:style style:name="T13" style:family="text">
      <style:text-properties officeooo:rsid="0013504a"/>
    </style:style>
    <style:style style:name="T14" style:family="text">
      <style:text-properties officeooo:rsid="0015e5e0"/>
    </style:style>
    <style:style style:name="T15" style:family="text">
      <style:text-properties officeooo:rsid="00166b78"/>
    </style:style>
    <style:style style:name="T16" style:family="text">
      <style:text-properties officeooo:rsid="0018a3cc"/>
    </style:style>
    <style:style style:name="T17" style:family="text">
      <style:text-properties fo:color="#2a6099" loext:opacity="100%"/>
    </style:style>
    <style:style style:name="T18" style:family="text">
      <style:text-properties fo:color="#2a6099" loext:opacity="100%" officeooo:rsid="0018a3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AP – TD9 – <text:span text:style-name="T1">Groupe 3 – 16/10/2020</text:span></text:p>
      <text:p text:style-name="P1">Tableaux à deux dimensions</text:p>
      <text:p text:style-name="P3">Si <text:span text:style-name="T2">tab</text:span> est le tableau à une dimension [5 ; 6 ; 7 ; 8] alors :</text:p>
      <text:list xml:id="list1120368836" text:style-name="L1">
        <text:list-item>
          <text:p text:style-name="P13">La taille du tableau est 4</text:p>
        </text:list-item>
        <text:list-item>
          <text:p text:style-name="P12"><text:span text:style-name="T3">tab[0]</text:span><text:span text:style-name="T1"> vaut 5, …, </text:span><text:span text:style-name="T3">tab[3]</text:span><text:span text:style-name="T1"> vaut 8</text:span></text:p>
        </text:list-item>
        <text:list-item>
          <text:p text:style-name="P13">Il est interdit d’utiliser <text:span text:style-name="T2">tab[4]</text:span></text:p>
        </text:list-item>
      </text:list>
      <text:p text:style-name="P3">Si <text:span text:style-name="T2">mat</text:span> le un tableau à deux dimensions 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5</text:p>
          </table:table-cell>
          <table:table-cell table:style-name="Tableau1.A1" office:value-type="string">
            <text:p text:style-name="P9">6</text:p>
          </table:table-cell>
          <table:table-cell table:style-name="Tableau1.C1" office:value-type="string">
            <text:p text:style-name="P9">7</text:p>
          </table:table-cell>
        </table:table-row>
        <table:table-row>
          <table:table-cell table:style-name="Tableau1.A2" office:value-type="string">
            <text:p text:style-name="P9">8</text:p>
          </table:table-cell>
          <table:table-cell table:style-name="Tableau1.A2" office:value-type="string">
            <text:p text:style-name="P9">9</text:p>
          </table:table-cell>
          <table:table-cell table:style-name="Tableau1.C2" office:value-type="string">
            <text:p text:style-name="P9">10</text:p>
          </table:table-cell>
        </table:table-row>
        <table:table-row>
          <table:table-cell table:style-name="Tableau1.A2" office:value-type="string">
            <text:p text:style-name="P9">11</text:p>
          </table:table-cell>
          <table:table-cell table:style-name="Tableau1.A2" office:value-type="string">
            <text:p text:style-name="P9">12</text:p>
          </table:table-cell>
          <table:table-cell table:style-name="Tableau1.C2" office:value-type="string">
            <text:p text:style-name="P9">13</text:p>
          </table:table-cell>
        </table:table-row>
        <table:table-row>
          <table:table-cell table:style-name="Tableau1.A2" office:value-type="string">
            <text:p text:style-name="P9">14</text:p>
          </table:table-cell>
          <table:table-cell table:style-name="Tableau1.A2" office:value-type="string">
            <text:p text:style-name="P9">15</text:p>
          </table:table-cell>
          <table:table-cell table:style-name="Tableau1.C2" office:value-type="string">
            <text:p text:style-name="P9">16</text:p>
          </table:table-cell>
        </table:table-row>
      </table:table>
      <text:p text:style-name="P3">alors :</text:p>
      <text:list xml:id="list981145403" text:style-name="L2">
        <text:list-item>
          <text:p text:style-name="P14">La hauteur du tableau est 4, la largeur est 3</text:p>
        </text:list-item>
        <text:list-item>
          <text:p text:style-name="P14"><text:span text:style-name="T2">mat[0, 0]</text:span> vaut 5, <text:span text:style-name="T2">mat[0, 1]</text:span> vaut 6, etc.</text:p>
        </text:list-item>
        <text:list-item>
          <text:p text:style-name="P16"><text:span text:style-name="T2">mat[1, 0]</text:span> vaut 8, etc.</text:p>
        </text:list-item>
        <text:list-item>
          <text:p text:style-name="P14"><text:span text:style-name="T2">mat[3, 0]</text:span> vaut 14, …, <text:span text:style-name="T2">mat[3, 2]</text:span> vaut 16</text:p>
        </text:list-item>
        <text:list-item>
          <text:p text:style-name="P15"><text:span text:style-name="T1">Il est interdit d’utiliser </text:span><text:span text:style-name="T3">mat[2, 3]</text:span>, <text:span text:style-name="T4">mat[4, 0]</text:span>, <text:span text:style-name="T4">mat[0, 3]</text:span></text:p>
        </text:list-item>
      </text:list>
      <text:p text:style-name="P3">On peut appeler ce tableau à deux dimensions une <text:span text:style-name="T6">matrice</text:span>. Si la hauteur est égale à la largeur, on parle de matrice <text:span text:style-name="T6">carrée</text:span>.</text:p>
      <text:p text:style-name="P4">Utilisation d’une case : <text:span text:style-name="T2">mat[li, col]</text:span></text:p>
      <text:p text:style-name="P4">Modification d’une case : <text:span text:style-name="T2">mat[li, col] ← …</text:span></text:p>
      <text:p text:style-name="P5">Attention : l’ordre ligne p<text:span text:style-name="T8">uis</text:span> colonne est important !</text:p>
      <text:p text:style-name="Text_20_body"/>
      <text:h text:style-name="P11" text:outline-level="3"><text:span text:style-name="T14">1 - </text:span>Matrice carrée symétrique</text:h>
      <text:p text:style-name="P6">On <text:span text:style-name="T9">voudrait</text:span> <text:span text:style-name="T9">un</text:span> programme qui indique si une matrice carrée de côté n <text:span text:style-name="T10">(</text:span>donnée<text:span text:style-name="T10">)</text:span> est symétrique par rapport à sa diagonale <text:span text:style-name="T11">descendante </text:span><text:span text:style-name="T12">(</text:span><text:span text:style-name="T5">mat[0, 0]</text:span><text:span text:style-name="T12">, </text:span><text:span text:style-name="T5">mat[1, 1]</text:span><text:span text:style-name="T12">, …, </text:span><text:span text:style-name="T5">mat[n-1, n-1]</text:span><text:span text:style-name="T12">)</text:span>.</text:p>
      <text:list xml:id="list2847896334" text:style-name="L3">
        <text:list-item>
          <text:p text:style-name="P17">Écrire la signature algorithmique de ce programme.</text:p>
          <text:p text:style-name="Text_20_body"><text:span text:style-name="T17">fonction sym(IN </text:span><text:span text:style-name="T18">nlc</text:span><text:span text:style-name="T17"> : entier, IN tabEnt : tableau a deux entrée d’entiers) : booleen</text:span></text:p>
        </text:list-item>
        <text:list-item>
          <text:p text:style-name="P17">Écrire un jeu d’essai avec des matrices 3x3, dont : une matrice symétrique, une matrice presque symétrique, une matrice quelconque.</text:p>
          <text:p text:style-name="P21">Mat = {[1,2,3],</text:p>
          <text:list>
            <text:list-item>
              <text:list>
                <text:list-header>
                  <text:p text:style-name="P21"><text:s text:c="2"/>[2,2,<text:span text:style-name="T16">4],</text:span></text:p>
                  <text:p text:style-name="P22"><text:s text:c="2"/>[3,4,3]} <text:s text:c="6"/>–&gt; Symétrique</text:p>
                </text:list-header>
              </text:list>
            </text:list-item>
          </text:list>
        </text:list-item>
      </text:list>
      <text:p text:style-name="P23"/>
      <text:p text:style-name="P23"><text:tab/><text:tab/>Mat = {[1,3,6],</text:p>
      <text:p text:style-name="P23"><text:tab/><text:tab/><text:tab/><text:tab/> [3,2,7],</text:p>
      <text:p text:style-name="P23"><text:tab/><text:tab/><text:tab/><text:tab/> [6,6,3]} <text:s/>–&gt; Pas symétrique</text:p>
      <text:p text:style-name="P23"/>
      <text:p text:style-name="P23"><text:tab/><text:tab/>Mat = {[2,5,8],</text:p>
      <text:p text:style-name="P23"><text:tab/><text:tab/><text:tab/><text:tab/> [7,8,10],</text:p>
      <text:p text:style-name="P23"><text:tab/><text:tab/><text:tab/><text:tab/> [1,4,9]} <text:tab/>–&gt; Pas symétrique</text:p>
      <text:list xml:id="list154308001366901" text:continue-numbering="true" text:style-name="L3">
        <text:list-item>
          <text:p text:style-name="P18">Écrire <text:span text:style-name="T13">l’équation (=) ou l’inéquation (!=) qui permet de trancher le cas de la matrice </text:span><text:span text:style-name="T7">presque symétrique</text:span><text:span text:style-name="T13">.</text:span></text:p>
          <text:p text:style-name="P22">tab[i][j] != tab [j][i] –&gt; Pas symétrique</text:p>
        </text:list-item>
        <text:list-item>
          <text:p text:style-name="P17">Écrire l’algorithme du programme.</text:p>
        </text:list-item>
      </text:list>
      <text:p text:style-name="P6"/>
      <text:h text:style-name="P10" text:outline-level="3"><text:span text:style-name="T14">2 - </text:span>Transposer une matrice</text:h>
      <text:p text:style-name="P7">On voudrait un programme qui transpose une matrice donnée (n lignes, m colonnes). La transposition « transforme » les lignes en colonnes.</text:p>
      <text:list xml:id="list945416264" text:style-name="L4">
        <text:list-item>
          <text:p text:style-name="P19">Écrire la signature algorithmique.</text:p>
          <text:p text:style-name="P26">Procedure transpMat(IN longueur : entier, IN largeur : entier, IN tabVal : tableau a deux entée de réel)</text:p>
        </text:list-item>
        <text:list-item>
          <text:p text:style-name="P19">Écrire un exemple de transposition d’une matrice 3 lignes, 2 colonnes.</text:p>
          <text:p text:style-name="P24">Mat = {[1,2], <text:s text:c="8"/>–&gt; <text:s text:c="4"/>Mat = {[1,4,7],</text:p>
          <text:p text:style-name="P24"><text:s text:c="7"/>[4,5], <text:s text:c="22"/>[2,5,8]}</text:p>
        </text:list-item>
      </text:list>
      <text:p text:style-name="P25"><text:s text:c="12"/>[7,8]}</text:p>
      <text:list xml:id="list154308035751688" text:continue-numbering="true" text:style-name="L4">
        <text:list-item>
          <text:p text:style-name="P19">Écrire l’algorithme du programme.</text:p>
        </text:list-item>
      </text:list>
      <text:p text:style-name="P27"/>
      <text:h text:style-name="P10" text:outline-level="3">3 – <text:span text:style-name="T15">Rotation dans une matrice</text:span></text:h>
      <text:p text:style-name="P8">On souhaite avoir un programme qui effectue une rotation des cases dans une matrice carrée de côté n, soit dans le sens des aiguilles d’une montre, soit en sens inverse.</text:p>
      <text:list xml:id="list3396106540" text:style-name="L5">
        <text:list-item>
          <text:p text:style-name="P20">Signature</text:p>
        </text:list-item>
        <text:list-item>
          <text:p text:style-name="P20">Jeu d’essais</text:p>
        </text:list-item>
        <text:list-item>
          <text:p text:style-name="P20">Algo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Monospac821 BT" svg:font-family="'Monospac821 BT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6T13:23:53.263908396</meta:creation-date>
    <dc:date>2020-10-16T15:43:06.741000000</dc:date>
    <meta:editing-duration>PT1H24M8S</meta:editing-duration>
    <meta:editing-cycles>16</meta:editing-cycles>
    <meta:generator>LibreOffice/7.0.1.2$Windows_X86_64 LibreOffice_project/7cbcfc562f6eb6708b5ff7d7397325de9e764452</meta:generator>
    <meta:document-statistic meta:table-count="1" meta:image-count="0" meta:object-count="0" meta:page-count="4" meta:paragraph-count="60" meta:word-count="414" meta:character-count="2324" meta:non-whitespace-character-count="1895"/>
  </office:meta>
</office:document-meta>
</file>